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Corps" style:family="table">
      <style:table-properties style:width="20.003cm" table:align="margins"/>
    </style:style>
    <style:style style:name="Corps.A" style:family="table-column">
      <style:table-column-properties style:column-width="10.001cm" style:rel-column-width="32767*"/>
    </style:style>
    <style:style style:name="Corps.A1" style:family="table-cell">
      <style:table-cell-properties fo:padding="0.097cm" fo:border-left="0.05pt solid #000000" fo:border-right="none" fo:border-top="0.05pt solid #000000" fo:border-bottom="0.05pt solid #000000"/>
    </style:style>
    <style:style style:name="Corps.B1" style:family="table-cell">
      <style:table-cell-properties fo:padding="0.097cm" fo:border="0.05pt solid #000000"/>
    </style:style>
    <style:style style:name="Corps.A2" style:family="table-cell">
      <style:table-cell-properties fo:padding="0.097cm" fo:border-left="0.05pt solid #000000" fo:border-right="none" fo:border-top="none" fo:border-bottom="0.05pt solid #000000"/>
    </style:style>
    <style:style style:name="Corps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0a18d0" officeooo:paragraph-rsid="000a18d0"/>
    </style:style>
    <style:style style:name="P2" style:family="paragraph" style:parent-style-name="Standard">
      <style:text-properties officeooo:rsid="000e5e70" officeooo:paragraph-rsid="000e5e70"/>
    </style:style>
    <style:style style:name="P3" style:family="paragraph" style:parent-style-name="Standard">
      <style:text-properties officeooo:rsid="001189a1" officeooo:paragraph-rsid="001189a1"/>
    </style:style>
    <style:style style:name="P4" style:family="paragraph" style:parent-style-name="Standard">
      <style:text-properties officeooo:rsid="0012961f" officeooo:paragraph-rsid="001296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variable_utilisee_deux_fois" text:name="variable_utilisee_deux_fois"/>
        <text:user-field-decl office:value-type="string" office:string-value="variable_html" text:name="variable_html"/>
      </text:user-field-decls>
      <text:p text:style-name="P4">Test Table avec champs html</text:p>
      <table:table table:name="Corps" table:style-name="Corps">
        <table:table-column table:style-name="Corps.A" table:number-columns-repeated="2"/>
        <table:table-row>
          <table:table-cell table:style-name="Corps.A1" office:value-type="string">
            <text:p text:style-name="Table_20_Contents"/>
          </table:table-cell>
          <table:table-cell table:style-name="Corps.B1" office:value-type="string">
            <text:p text:style-name="Table_20_Contents"/>
          </table:table-cell>
        </table:table-row>
        <table:table-row>
          <table:table-cell table:style-name="Corps.A2" office:value-type="string">
            <text:p text:style-name="Table_20_Contents"/>
          </table:table-cell>
          <table:table-cell table:style-name="Corps.B2" office:value-type="string">
            <text:p text:style-name="Table_20_Contents"/>
          </table:table-cell>
        </table:table-row>
      </table:table>
      <text:p text:style-name="P4"/>
      <text:p text:style-name="P3">Test de variable html</text:p>
      <text:p text:style-name="P3"><text:user-field-get text:name="variable_html">variable_html</text:user-field-get></text:p>
      <text:p text:style-name="P2">Test d’ajout de texte formaté en html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fr" fo:country="FR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cm" style:type="center"/>
          <style:tab-stop style:position="16.97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a18d0" officeooo:paragraph-rsid="000a18d0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none" fo:padding="0cm" style:writing-mode="lr-tb" style:footnote-max-height="0cm">
        <style:footnote-sep style:width="0.018cm" style:line-style="solid" style:adjustment="left" style:rel-width="2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meta:editing-cycles>18</meta:editing-cycles>
    <meta:creation-date>2008-08-22T11:41:04</meta:creation-date>
    <dc:date>2018-04-27T23:14:57.204791851</dc:date>
    <meta:editing-duration>PT29M12S</meta:editing-duration>
    <meta:document-statistic meta:table-count="1" meta:image-count="0" meta:object-count="0" meta:page-count="1" meta:paragraph-count="4" meta:word-count="17" meta:character-count="98" meta:non-whitespace-character-count="85"/>
  </office:meta>
</office:document-meta>
</file>